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41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416in" style:use-optimal-column-width="false"/>
    </style:style>
    <style:style style:name="TableColumn38" style:family="table-column">
      <style:table-column-properties style:column-width="5.6513in" style:use-optimal-column-width="false"/>
    </style:style>
    <style:style style:name="Table36" style:family="table">
      <style:table-properties style:width="6.693in" fo:margin-left="-0.012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Column60" style:family="table-column">
      <style:table-column-properties style:column-width="3.3458in" style:use-optimal-column-width="false"/>
    </style:style>
    <style:style style:name="TableColumn61" style:family="table-column">
      <style:table-column-properties style:column-width="3.3472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list-style-name="LFO2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list-style-name="LFO2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3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3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list-style-name="LFO3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3.3048in" style:use-optimal-column-width="false"/>
    </style:style>
    <style:style style:name="TableColumn154" style:family="table-column">
      <style:table-column-properties style:column-width="3.3048in" style:use-optimal-column-width="false"/>
    </style:style>
    <style:style style:name="Table152" style:family="table">
      <style:table-properties style:width="6.6097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Fuentedepárrafopredeter." style:family="text">
      <style:text-properties fo:font-size="8pt" style:font-size-asian="8pt" style:font-size-complex="8pt"/>
    </style:style>
    <style:style style:name="T163" style:parent-style-name="Fuentedepárrafopredeter." style:family="text">
      <style:text-properties fo:font-size="8pt" style:font-size-asian="8pt" style:font-size-complex="8pt"/>
    </style:style>
    <style:style style:name="T164" style:parent-style-name="Fuentedepárrafopredeter." style:family="text">
      <style:text-properties fo:font-size="8pt" style:font-size-asian="8pt" style:font-size-complex="8pt"/>
    </style:style>
    <style:style style:name="T165" style:parent-style-name="Fuentedepárrafopredeter." style:family="text">
      <style:text-properties fo:font-size="8pt" style:font-size-asian="8pt" style:font-size-complex="8pt"/>
    </style:style>
    <style:style style:name="T166" style:parent-style-name="Fuentedepárrafopredeter." style:family="text">
      <style:text-properties fo:font-size="8pt" style:font-size-asian="8pt" style:font-size-complex="8pt" fo:background-color="#FFFF00"/>
    </style:style>
    <style:style style:name="T167" style:parent-style-name="Fuentedepárrafopredeter." style:family="text">
      <style:text-properties fo:font-size="8pt" style:font-size-asian="8pt" style:font-size-complex="8pt" fo:background-color="#FFFF00"/>
    </style:style>
    <style:style style:name="T168" style:parent-style-name="Fuentedepárrafopredeter." style:family="text">
      <style:text-properties fo:font-size="8pt" style:font-size-asian="8pt" style:font-size-complex="8pt" fo:background-color="#FFFF00"/>
    </style:style>
    <style:style style:name="T169" style:parent-style-name="Fuentedepárrafopredeter." style:family="text">
      <style:text-properties fo:font-size="8pt" style:font-size-asian="8pt" style:font-size-complex="8pt" fo:background-color="#FFFF00"/>
    </style:style>
    <style:style style:name="T170" style:parent-style-name="Fuentedepárrafopredeter." style:family="text">
      <style:text-properties fo:font-size="8pt" style:font-size-asian="8pt" style:font-size-complex="8pt" fo:background-color="#FFFF00"/>
    </style:style>
    <style:style style:name="T171" style:parent-style-name="Fuentedepárrafopredeter." style:family="text">
      <style:text-properties fo:font-size="8pt" style:font-size-asian="8pt" style:font-size-complex="8pt" fo:background-color="#FFFF00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4" style:family="table-column">
      <style:table-column-properties style:column-width="3.3048in" style:use-optimal-column-width="false"/>
    </style:style>
    <style:style style:name="TableColumn205" style:family="table-column">
      <style:table-column-properties style:column-width="3.3048in" style:use-optimal-column-width="false"/>
    </style:style>
    <style:style style:name="Table203" style:family="table">
      <style:table-properties style:width="6.6097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P2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1" style:family="table-column">
      <style:table-column-properties style:column-width="3.3048in" style:use-optimal-column-width="false"/>
    </style:style>
    <style:style style:name="TableColumn232" style:family="table-column">
      <style:table-column-properties style:column-width="3.3048in" style:use-optimal-column-width="false"/>
    </style:style>
    <style:style style:name="Table230" style:family="table">
      <style:table-properties style:width="6.6097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6" style:family="table-row">
      <style:table-row-properties style:min-row-height="0.125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5" style:family="table-column">
      <style:table-column-properties style:column-width="3.3048in" style:use-optimal-column-width="false"/>
    </style:style>
    <style:style style:name="TableColumn246" style:family="table-column">
      <style:table-column-properties style:column-width="3.3048in" style:use-optimal-column-width="false"/>
    </style:style>
    <style:style style:name="Table244" style:family="table">
      <style:table-properties style:width="6.6097in" fo:margin-left="0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P2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3.3048in" style:use-optimal-column-width="false"/>
    </style:style>
    <style:style style:name="TableColumn260" style:family="table-column">
      <style:table-column-properties style:column-width="3.3048in" style:use-optimal-column-width="false"/>
    </style:style>
    <style:style style:name="Table258" style:family="table">
      <style:table-properties style:width="6.6097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6" style:family="table-column">
      <style:table-column-properties style:column-width="3.3048in" style:use-optimal-column-width="false"/>
    </style:style>
    <style:style style:name="TableColumn287" style:family="table-column">
      <style:table-column-properties style:column-width="3.3048in" style:use-optimal-column-width="false"/>
    </style:style>
    <style:style style:name="Table285" style:family="table">
      <style:table-properties style:width="6.6097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1" style:family="table-row">
      <style:table-row-properties style:min-row-height="0.125in"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ableContents" style:family="paragraph">
      <style:text-properties fo:font-size="8pt" style:font-size-asian="8pt" style:font-size-complex="8pt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0" style:family="table-column">
      <style:table-column-properties style:column-width="3.3048in" style:use-optimal-column-width="false"/>
    </style:style>
    <style:style style:name="TableColumn301" style:family="table-column">
      <style:table-column-properties style:column-width="3.3048in" style:use-optimal-column-width="false"/>
    </style:style>
    <style:style style:name="Table299" style:family="table">
      <style:table-properties style:width="6.6097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P3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9" style:parent-style-name="Fuentedepárrafopredeter." style:family="text">
      <style:text-properties fo:font-size="8pt" style:font-size-asian="8pt" style:font-size-complex="8pt"/>
    </style:style>
    <style:style style:name="T320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Standard" style:family="paragraph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8pt" style:font-size-asian="8pt" style:font-size-complex="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47" style:parent-style-name="Normal" style:family="paragraph">
      <style:text-properties text:display="none"/>
    </style:style>
    <style:style style:name="TableColumn349" style:family="table-column">
      <style:table-column-properties style:column-width="0.5013in" style:use-optimal-column-width="false"/>
    </style:style>
    <style:style style:name="TableColumn350" style:family="table-column">
      <style:table-column-properties style:column-width="0.6263in" style:use-optimal-column-width="false"/>
    </style:style>
    <style:style style:name="TableColumn351" style:family="table-column">
      <style:table-column-properties style:column-width="1.1659in" style:use-optimal-column-width="false"/>
    </style:style>
    <style:style style:name="TableColumn352" style:family="table-column">
      <style:table-column-properties style:column-width="4.3993in" style:use-optimal-column-width="false"/>
    </style:style>
    <style:style style:name="Table348" style:family="table">
      <style:table-properties style:width="6.693in" fo:margin-left="-0.009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81" style:parent-style-name="Fuentedepárrafopredeter." style:family="text"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Deposito (UC-10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0</text:p>
          </table:table-cell>
          <table:table-cell table:style-name="TableCell19">
            <text:p text:style-name="P20">El sistema<text:s/>permitirá remover los<text:s/>bultos<text:s/>de una<text:s/>Transacción<text:s/><text:s/>no Finalizad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 permitirá finalizar una<text:s/>Transacción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El sistema permitirá agregar los bultos de una compra <text:s/>no Finalizada.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El Sistema permitirá finalizar una Compra</text:p>
          </table:table-cell>
        </table:table-row>
      </table:table>
      <text:p text:style-name="Standard"/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Caso de Uso:</text:p>
          </table:table-cell>
          <table:table-cell table:style-name="TableCell42">
            <text:p text:style-name="P43">Ajustar Stock en<text:s/>Deposito (UC-10)</text:p>
          </table:table-cell>
        </table:table-row>
        <table:table-row table:style-name="TableRow44">
          <table:table-cell table:style-name="TableCell45">
            <text:p text:style-name="P46">Actores:</text:p>
          </table:table-cell>
          <table:table-cell table:style-name="TableCell47">
            <text:p text:style-name="P48">Reponer Stock (UC-11), Procesar Transferencias entre Deposito (UC-14), Registrar Compra (UC-09)</text:p>
          </table:table-cell>
        </table:table-row>
        <table:table-row table:style-name="TableRow49">
          <table:table-cell table:style-name="TableCell50">
            <text:p text:style-name="P51">Tipo:</text:p>
          </table:table-cell>
          <table:table-cell table:style-name="TableCell52">
            <text:p text:style-name="P53">Secundario</text:p>
          </table:table-cell>
        </table:table-row>
        <table:table-row table:style-name="TableRow54">
          <table:table-cell table:style-name="TableCell55">
            <text:p text:style-name="P56">Descripción:</text:p>
          </table:table-cell>
          <table:table-cell table:style-name="TableCell57">
            <text:p text:style-name="P58">Realiza la actualización de<text:s/>bultos en un Deposi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soft-page-break/>
            <text:p text:style-name="P64">Nivel de Caso de uso: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Paquete: Modelo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Nombre del Caso de Uso:<text:s/>Ajustar Stock en Deposito (UC-10)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<text:s/>para la Arquitectura: Si</text:p>
          </table:table-cell>
        </table:table-row>
        <table:table-row table:style-name="TableRow79">
          <table:table-cell table:style-name="TableCell80" table:number-columns-spanned="2">
            <text:p text:style-name="P81">Complejidad: Media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Procesar<text:s/>Reponer Stock (UC-11), Procesar Transferencias entre Deposito (UC-14), Registrar Compra (UC-09)</text:p>
          </table:table-cell>
          <table:table-cell table:style-name="TableCell85">
            <text:p text:style-name="P86">Actor Secundario: Ninguno</text:p>
          </table:table-cell>
        </table:table-row>
        <table:table-row table:style-name="TableRow87">
          <table:table-cell table:style-name="TableCell88" table:number-columns-spanned="2">
            <text:p text:style-name="P89">Tipo de Caso de 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Registrar la actualización de<text:s/>bultos en un Deposito</text:p>
                  <text:p text:style-name="P100">(UC-09), (UC-11), (UC-14): Quiere entradas precisas,<text:s/>rápidas y sin errores de<text:s/>bultos<text:s/>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Existe una<text:s/>compra o Transferencia<text:s/>sin finalizar</text:p>
                    </text:list-item>
                    <text:list-item>
                      <text:p text:style-name="P111">Deben existir<text:s/>bultos<text:s/>en<text:s/>la compra o transferencia para realizar la actualización en el Sector del<text:s/>Depósito.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Se verifica si es una transferencia o una Compra</text:p>
                      <text:list text:continue-numbering="true">
                        <text:list-item>
                          <text:p text:style-name="P124">2.a El Sistema verifica que es una compra de bulto</text:p>
                          <text:list text:continue-numbering="true">
                            <text:list-item>
                              <text:p text:style-name="P125">Se busca el Sector del proveedor de compra</text:p>
                            </text:list-item>
                            <text:list-item>
                              <text:p text:style-name="P126">Se busca un sector con cupo</text:p>
                            </text:list-item>
                            <text:list-item>
                              <text:p text:style-name="P127">Se agrega el bulto al sector</text:p>
                            </text:list-item>
                          </text:list>
                        </text:list-item>
                        <text:list-item>
                          <text:p text:style-name="P128">2.b El Sistema verifica que es una transferencia de bulto<text:s/></text:p>
                          <text:list text:continue-numbering="true">
                            <text:list-item>
                              <text:p text:style-name="P129">Se busca el Sector del proveedor de compra</text:p>
                            </text:list-item>
                            <text:list-item>
                              <text:p text:style-name="P130">Se busca un sector con cupo</text:p>
                            </text:list-item>
                            <text:list-item>
                              <text:p text:style-name="P131">Se quita el bulto al se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2">Se actualiza el inventario.</text:p>
                    </text:list-item>
                    <text:list-item>
                      <text:p text:style-name="P133">Se<text:s/>informa que el Stock se actualizo.</text:p>
                    </text:list-item>
                  </text:list>
                  <text:p text:style-name="P134"/>
                  <text:p text:style-name="P135">Fracaso 1:</text:p>
                  <text:list text:style-name="LFO3" text:continue-numbering="true">
                    <text:list-item>
                      <text:p text:style-name="P136">2.a.1 El Sistema verifica el Deposito del Proveedor</text:p>
                    </text:list-item>
                  </text:list>
                  <text:p text:style-name="P137">Fracaso 2:</text:p>
                  <text:list text:style-name="LFO3" text:continue-numbering="true">
                    <text:list-item>
                      <text:p text:style-name="P138">2.a.2 El Sistema no encuentra un Sector con cupo Disponible</text:p>
                    </text:list-item>
                  </text:list>
                  <text:p text:style-name="P139">Fracaso 3:</text:p>
                  <text:list text:style-name="LFO3" text:continue-numbering="true">
                    <text:list-item>
                      <text:p text:style-name="P140">2.b.1 El Sistema verifica el Deposito del Proveedor</text:p>
                    </text:list-item>
                  </text:list>
                  <text:p text:style-name="P141">Fracaso 4:</text:p>
                  <text:list text:style-name="LFO3" text:continue-numbering="true">
                    <text:list-item>
                      <text:p text:style-name="P142">2.a.2 El Sistema no encuentra un Sector con cupo Disponible</text:p>
                    </text:list-item>
                  </text:list>
                </table:table-cell>
              </table:table-row>
            </table:table>
            <text:p text:style-name="P143"/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/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>Flujo Normal</text:p>
          </table:table-cell>
          <table:covered-table-cell/>
        </table:table-row>
        <table:table-row table:style-name="TableRow150">
          <table:table-cell table:style-name="TableCell151" table:number-columns-spanned="2">
            <table:table table:style-name="Table152">
              <table:table-columns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Actor</text:p>
                </table:table-cell>
                <table:table-cell table:style-name="TableCell158">
                  <text:p text:style-name="P159">Sistema</text:p>
                </table:table-cell>
              </table:table-row>
              <table:table-row table:style-name="TableRow160">
                <table:table-cell table:style-name="TableCell161">
                  <text:p text:style-name="TableContents"><text:span text:style-name="T162">1. El Caso de Uso<text:s/></text:span><text:span text:style-name="T163">Procesar Reponer Stock (UC-11), Procesar Transferencias entre Deposito (UC-14), Registrar Compra (UC-09)<text:s/></text:span><text:span text:style-name="T164">presenta<text:s/></text:span><text:span text:style-name="T165">bultos<text:s/></text:span><text:span text:style-name="T166"><text:s/></text:span><text:span text:style-name="T167">que necesitan ser<text:s/></text:span><text:span text:style-name="T168">actualizados en</text:span><text:span text:style-name="T169"><text:s/>un Sector de</text:span><text:span text:style-name="T170"><text:s/></text:span><text:span text:style-name="T171">Deposito perteneciente a un proveedor</text:span></text:p>
                </table:table-cell>
                <table:table-cell table:style-name="TableCell172">
                  <text:p text:style-name="P173"/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2. El Sistema verifica si es una transferencia o una compra</text:p>
                </table:table-cell>
              </table:table-row>
              <table:table-row table:style-name="TableRow179">
                <table:table-cell table:style-name="TableCell180">
                  <text:p text:style-name="P181"/>
                </table:table-cell>
                <table:table-cell table:style-name="TableCell182">
                  <text:p text:style-name="P183">2. El Sistema verifica<text:s/>el Sector del Depósito al cual pertenece el Bulto<text:s/>en función<text:s/>al bulto ingresado</text:p>
                </table:table-cell>
              </table:table-row>
              <table:table-row table:style-name="TableRow184">
                <table:table-cell table:style-name="TableCell185">
                  <text:p text:style-name="P186"/>
                </table:table-cell>
                <table:table-cell table:style-name="TableCell187">
                  <text:p text:style-name="P188">3. El Sistema actualiza en el Sector el bulto correspondiente</text:p>
                </table:table-cell>
              </table:table-row>
              <table:table-row table:style-name="TableRow189">
                <table:table-cell table:style-name="TableCell190" table:number-columns-spanned="2">
                  <text:p text:style-name="P191">Se repite el paso 2 y 3<text:s/>hasta que se<text:s/>indique</text:p>
                </table:table-cell>
                <table:covered-table-cell/>
              </table:table-row>
              <table:table-row table:style-name="TableRow192">
                <table:table-cell table:style-name="TableCell193">
                  <text:p text:style-name="P194"/>
                </table:table-cell>
                <table:table-cell table:style-name="TableCell195">
                  <text:p text:style-name="P196">5. El Sistema informa que se ha actualizado el Stock en<text:s/>Deposito<text:s/></text:p>
                </table:table-cell>
              </table:table-row>
            </table:table>
            <text:p text:style-name="P197"/>
          </table:table-cell>
          <table:covered-table-cell/>
        </table:table-row>
        <table:table-row table:style-name="TableRow198">
          <table:table-cell table:style-name="TableCell199" table:number-columns-spanned="2">
            <text:p text:style-name="P200">Flujos Alternativos</text:p>
          </table:table-cell>
          <table:covered-table-cell/>
        </table:table-row>
        <table:table-row table:style-name="TableRow201">
          <table:table-cell table:style-name="TableCell202" table:number-columns-spanned="2">
            <table:table table:style-name="Table203">
              <table:table-columns>
                <table:table-column table:style-name="TableColumn204"/>
                <table:table-column table:style-name="TableColumn205"/>
              </table:table-columns>
              <table:table-row table:style-name="TableRow206">
                <table:table-cell table:style-name="TableCell207" table:number-columns-spanned="2">
                  <text:p text:style-name="P208">2.a El Sistema verifica que es una compra de bulto</text:p>
                </table:table-cell>
                <table:covered-table-cell/>
              </table:table-row>
              <table:table-row table:style-name="TableRow209">
                <table:table-cell table:style-name="TableCell210">
                  <text:p text:style-name="P211"/>
                </table:table-cell>
                <table:table-cell table:style-name="TableCell212">
                  <text:p text:style-name="P213">1. El sistema busca un Sector de Deposito perteneciente al Depósito del proveedor, con un cupo necesario para un bulto comprado</text:p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2. El Sistema agrega en el Sector el bulto</text:p>
                </table:table-cell>
              </table:table-row>
              <table:table-row table:style-name="TableRow219">
                <table:table-cell table:style-name="TableCell220" table:number-columns-spanned="2">
                  <text:p text:style-name="P221">Se repite paso 1 y 2 hasta que se indique</text:p>
                </table:table-cell>
                <table:covered-table-cell/>
              </table:table-row>
              <table:table-row table:style-name="TableRow222">
                <table:table-cell table:style-name="TableCell223">
                  <text:p text:style-name="P224"/>
                </table:table-cell>
                <table:table-cell table:style-name="TableCell225">
                  <text:p text:style-name="P226">3. El sistema informa que se actualizo el Stock en el Deposito</text:p>
                </table:table-cell>
              </table:table-row>
            </table:table>
            <text:p text:style-name="P227"/>
          </table:table-cell>
          <table:covered-table-cell/>
        </table:table-row>
        <table:table-row table:style-name="TableRow228">
          <table:table-cell table:style-name="TableCell229" table:number-columns-spanned="2">
            <table:table table:style-name="Table230">
              <table:table-columns>
                <table:table-column table:style-name="TableColumn231"/>
                <table:table-column table:style-name="TableColumn232"/>
              </table:table-columns>
              <table:table-row table:style-name="TableRow233">
                <table:table-cell table:style-name="TableCell234" table:number-columns-spanned="2">
                  <text:p text:style-name="P235">2.a.1 El Sistema verifica el Deposito del Proveedor</text:p>
                </table:table-cell>
                <table:covered-table-cell/>
              </table:table-row>
              <table:table-row table:style-name="TableRow236">
                <table:table-cell table:style-name="TableCell237">
                  <text:p text:style-name="P238"/>
                </table:table-cell>
                <table:table-cell table:style-name="TableCell239">
                  <text:p text:style-name="P240">1. El Sistema informa que el Deposito no pertenece a ese proveedor</text:p>
                </table:table-cell>
              </table:table-row>
            </table:table>
            <text:p text:style-name="P241"/>
          </table:table-cell>
          <table:covered-table-cell/>
        </table:table-row>
        <table:table-row table:style-name="TableRow242">
          <table:table-cell table:style-name="TableCell243" table:number-columns-spanned="2">
            <table:table table:style-name="Table244">
              <table:table-columns>
                <table:table-column table:style-name="TableColumn245"/>
                <table:table-column table:style-name="TableColumn246"/>
              </table:table-columns>
              <table:table-row table:style-name="TableRow247">
                <table:table-cell table:style-name="TableCell248" table:number-columns-spanned="2">
                  <text:p text:style-name="P249">2.a.2 El Sistema no encuentra un Sector con cupo Disponible</text:p>
                </table:table-cell>
                <table:covered-table-cell/>
              </table:table-row>
              <table:table-row table:style-name="TableRow250">
                <table:table-cell table:style-name="TableCell251">
                  <text:p text:style-name="P252"/>
                </table:table-cell>
                <table:table-cell table:style-name="TableCell253">
                  <text:p text:style-name="P254">1. El Sistema informa que no hay cupos para almacenar el Bulto en el Sector</text:p>
                </table:table-cell>
              </table:table-row>
            </table:table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able:table table:style-name="Table258">
              <table:table-columns>
                <table:table-column table:style-name="TableColumn259"/>
                <table:table-column table:style-name="TableColumn260"/>
              </table:table-columns>
              <table:table-row table:style-name="TableRow261">
                <table:table-cell table:style-name="TableCell262" table:number-columns-spanned="2">
                  <text:p text:style-name="P263">2.b El Sistema verifica que es una transferencia de bulto</text:p>
                </table:table-cell>
                <table:covered-table-cell/>
              </table:table-row>
              <table:table-row table:style-name="TableRow264">
                <table:table-cell table:style-name="TableCell265">
                  <text:p text:style-name="P266"/>
                </table:table-cell>
                <table:table-cell table:style-name="TableCell267">
                  <text:p text:style-name="P268">1. El sistema busca un Sector de Deposito perteneciente al Depósito del proveedor, con un cupo necesario para un bulto transferido</text:p>
                </table:table-cell>
              </table:table-row>
              <table:table-row table:style-name="TableRow269">
                <table:table-cell table:style-name="TableCell270">
                  <text:p text:style-name="P271"/>
                </table:table-cell>
                <table:table-cell table:style-name="TableCell272">
                  <text:p text:style-name="P273">2. El Sistema quita en el Sector el bulto</text:p>
                </table:table-cell>
              </table:table-row>
              <table:table-row table:style-name="TableRow274">
                <table:table-cell table:style-name="TableCell275" table:number-columns-spanned="2">
                  <text:p text:style-name="P276">Se repite paso 1 y 2 hasta que se indique</text:p>
                </table:table-cell>
                <table:covered-table-cell/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3. El sistema informa que se actualizo el Stock en el Deposito</text:p>
                </table:table-cell>
              </table:table-row>
            </table:table>
            <text:p text:style-name="P282"/>
          </table:table-cell>
          <table:covered-table-cell/>
        </table:table-row>
        <table:table-row table:style-name="TableRow283">
          <table:table-cell table:style-name="TableCell284" table:number-columns-spanned="2">
            <table:table table:style-name="Table285">
              <table:table-columns>
                <table:table-column table:style-name="TableColumn286"/>
                <table:table-column table:style-name="TableColumn287"/>
              </table:table-columns>
              <table:table-row table:style-name="TableRow288">
                <table:table-cell table:style-name="TableCell289" table:number-columns-spanned="2">
                  <text:soft-page-break/>
                  <text:p text:style-name="P290">2.b.1 El Sistema verifica el Deposito del Proveedor</text:p>
                </table:table-cell>
                <table:covered-table-cell/>
              </table:table-row>
              <table:table-row table:style-name="TableRow291">
                <table:table-cell table:style-name="TableCell292">
                  <text:p text:style-name="P293"/>
                </table:table-cell>
                <table:table-cell table:style-name="TableCell294">
                  <text:p text:style-name="P295">1. El Sistema informa que el Deposito no pertenece a ese proveedor</text:p>
                </table:table-cell>
              </table:table-row>
            </table:table>
            <text:p text:style-name="P296"/>
          </table:table-cell>
          <table:covered-table-cell/>
        </table:table-row>
        <table:table-row table:style-name="TableRow297">
          <table:table-cell table:style-name="TableCell298" table:number-columns-spanned="2">
            <table:table table:style-name="Table299">
              <table:table-columns>
                <table:table-column table:style-name="TableColumn300"/>
                <table:table-column table:style-name="TableColumn301"/>
              </table:table-columns>
              <table:table-row table:style-name="TableRow302">
                <table:table-cell table:style-name="TableCell303" table:number-columns-spanned="2">
                  <text:p text:style-name="P304">2.a.2 El Sistema no encuentra un Sector con cupo Disponible</text:p>
                </table:table-cell>
                <table:covered-table-cell/>
              </table:table-row>
              <table:table-row table:style-name="TableRow305">
                <table:table-cell table:style-name="TableCell306">
                  <text:p text:style-name="P307"/>
                </table:table-cell>
                <table:table-cell table:style-name="TableCell308">
                  <text:p text:style-name="P309">1. El Sistema informa que no hay cupos para quitar el Bulto en el Sector, ya que es igual a 0, y no admite valores negativos</text:p>
                </table:table-cell>
              </table:table-row>
            </table:table>
            <text:p text:style-name="P310"/>
          </table:table-cell>
          <table:covered-table-cell/>
        </table:table-row>
        <table:table-row table:style-name="TableRow311">
          <table:table-cell table:style-name="TableCell312" table:number-columns-spanned="2">
            <text:p text:style-name="P313"/>
          </table:table-cell>
          <table:covered-table-cell/>
        </table:table-row>
        <table:table-row table:style-name="TableRow314">
          <table:table-cell table:style-name="TableCell315" table:number-columns-spanned="2">
            <text:p text:style-name="P316">Observación: No contempla el ajuste de stock en<text:s/>Góndola, se analizara en un caso de uso “Ajustar Stock<text:s/>Góndola (UC-05)”<text:s/>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TableContents"><text:span text:style-name="T319">Reglas de Negocio Asociadas:<text:s/></text:span><text:span text:style-name="T320">RF-01, RF-02, RF-03, RF-04, RF-07, RF-08, RF-09</text:span></text:p>
          </table:table-cell>
          <table:covered-table-cell/>
        </table:table-row>
        <table:table-row table:style-name="TableRow321">
          <table:table-cell table:style-name="TableCell322" table:number-columns-spanned="2">
            <text:p text:style-name="P323">Requerimientos no<text:s/>Funcionales Asociados:</text:p>
          </table:table-cell>
          <table:covered-table-cell/>
        </table:table-row>
        <table:table-row table:style-name="TableRow324">
          <table:table-cell table:style-name="TableCell325">
            <text:p text:style-name="P326">Fuente: Roberto Sueldo</text:p>
          </table:table-cell>
          <table:table-cell table:style-name="TableCell327">
            <text:p text:style-name="P328">Referencia Fuente: Trabajo Practico Integrador POO</text:p>
          </table:table-cell>
        </table:table-row>
        <table:table-row table:style-name="TableRow329">
          <table:table-cell table:style-name="TableCell330" table:number-columns-spanned="2">
            <text:p text:style-name="P331">Asociación de Extensión: SI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Asociación de Inclusión: SI</text:p>
          </table:table-cell>
          <table:covered-table-cell/>
        </table:table-row>
        <table:table-row table:style-name="TableRow335">
          <table:table-cell table:style-name="TableCell336" table:number-columns-spanned="2">
            <text:p text:style-name="P337">Caso de Uso donde se incluye:<text:s/>Reponer Stock (UC-11), Procesar Transferencias entre Deposito (UC-14), Registrar Compra (UC-09)</text:p>
          </table:table-cell>
          <table:covered-table-cell/>
        </table:table-row>
        <table:table-row table:style-name="TableRow338">
          <table:table-cell table:style-name="TableCell339" table:number-columns-spanned="2">
            <text:p text:style-name="P340">Caso de Uso al que extiende: Ajustar Stock (UC-04)</text:p>
          </table:table-cell>
          <table:covered-table-cell/>
        </table:table-row>
        <table:table-row table:style-name="TableRow341">
          <table:table-cell table:style-name="TableCell342" table:number-columns-spanned="2">
            <text:p text:style-name="P343">Caso de Uso de generalización: Ninguno</text:p>
          </table:table-cell>
          <table:covered-table-cell/>
        </table:table-row>
        <table:table-row table:style-name="TableRow344">
          <table:table-cell table:style-name="TableCell345" table:number-columns-spanned="2">
            <text:p text:style-name="P346">Historia de cambios</text:p>
          </table:table-cell>
          <table:covered-table-cell/>
        </table:table-row>
      </table:table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Versión</text:p>
          </table:table-cell>
          <table:table-cell table:style-name="TableCell356">
            <text:p text:style-name="P357">Fecha</text:p>
          </table:table-cell>
          <table:table-cell table:style-name="TableCell358">
            <text:p text:style-name="P359">Autor</text:p>
          </table:table-cell>
          <table:table-cell table:style-name="TableCell360">
            <text:p text:style-name="P361">Descripción de Cambio</text:p>
          </table:table-cell>
        </table:table-row>
        <table:table-row table:style-name="TableRow362">
          <table:table-cell table:style-name="TableCell363">
            <text:p text:style-name="P364">1.0</text:p>
          </table:table-cell>
          <table:table-cell table:style-name="TableCell365">
            <text:p text:style-name="P366">11/07/2015</text:p>
          </table:table-cell>
          <table:table-cell table:style-name="TableCell367">
            <text:p text:style-name="P368">Betancur Damián Ariel</text:p>
          </table:table-cell>
          <table:table-cell table:style-name="TableCell369">
            <text:p text:style-name="P370">Inicio del caso de uso</text:p>
          </table:table-cell>
        </table:table-row>
        <table:table-row table:style-name="TableRow371">
          <table:table-cell table:style-name="TableCell372">
            <text:p text:style-name="P373">1.0</text:p>
          </table:table-cell>
          <table:table-cell table:style-name="TableCell374">
            <text:p text:style-name="P375">20/07/2015</text:p>
          </table:table-cell>
          <table:table-cell table:style-name="TableCell376">
            <text:p text:style-name="P377">Betancur<text:s/>Damián Ariel</text:p>
          </table:table-cell>
          <table:table-cell table:style-name="TableCell378">
            <text:p text:style-name="P379"><text:span text:style-name="T380">Extensión del Caso de Uso<text:s/></text:span><text:span text:style-name="T381">“Ajustar Stock (UC-04)</text:span></text:p>
          </table:table-cell>
        </table:table-row>
        <table:table-row table:style-name="TableRow382">
          <table:table-cell table:style-name="TableCell383">
            <text:p text:style-name="P384">1.0</text:p>
          </table:table-cell>
          <table:table-cell table:style-name="TableCell385">
            <text:p text:style-name="P386">20/07/2015</text:p>
          </table:table-cell>
          <table:table-cell table:style-name="TableCell387">
            <text:p text:style-name="P388">Betancur Damián Ariel</text:p>
          </table:table-cell>
          <table:table-cell table:style-name="TableCell389">
            <text:p text:style-name="P390">Identificación de Requisitos Funcionales</text:p>
          </table:table-cell>
        </table:table-row>
        <table:table-row table:style-name="TableRow391">
          <table:table-cell table:style-name="TableCell392">
            <text:p text:style-name="P393">1.0</text:p>
          </table:table-cell>
          <table:table-cell table:style-name="TableCell394">
            <text:p text:style-name="P395">20/07/2015</text:p>
          </table:table-cell>
          <table:table-cell table:style-name="TableCell396">
            <text:p text:style-name="P397">Betancur Damián Ariel</text:p>
          </table:table-cell>
          <table:table-cell table:style-name="TableCell398">
            <text:p text:style-name="P399">Identificación de Reglas de Negocio</text:p>
          </table:table-cell>
        </table:table-row>
        <table:table-row table:style-name="TableRow400">
          <table:table-cell table:style-name="TableCell401">
            <text:p text:style-name="P402">1.0</text:p>
          </table:table-cell>
          <table:table-cell table:style-name="TableCell403">
            <text:p text:style-name="P404">20/07/2015</text:p>
          </table:table-cell>
          <table:table-cell table:style-name="TableCell405">
            <text:p text:style-name="P406">Betancur Damián Ariel</text:p>
          </table:table-cell>
          <table:table-cell table:style-name="TableCell407">
            <text:p text:style-name="P408">Diagrama de Secuencia del Sistema (DSS)</text:p>
          </table:table-cell>
        </table:table-row>
        <table:table-row table:style-name="TableRow409">
          <table:table-cell table:style-name="TableCell410">
            <text:p text:style-name="P411">1.0</text:p>
          </table:table-cell>
          <table:table-cell table:style-name="TableCell412">
            <text:p text:style-name="P413">20/07/2015</text:p>
          </table:table-cell>
          <table:table-cell table:style-name="TableCell414">
            <text:p text:style-name="P415">Betancur Damián Ariel</text:p>
          </table:table-cell>
          <table:table-cell table:style-name="TableCell416">
            <text:p text:style-name="P417">Codificación del caso de uso, asociación de requisitos y reglas del nego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0T17:58:00Z</dc:date>
    <meta:print-date>2014-11-21T17:11:00Z</meta:print-date>
    <meta:template xlink:href="Normal" xlink:type="simple"/>
    <meta:editing-cycles>201</meta:editing-cycles>
    <meta:editing-duration>PT103680S</meta:editing-duration>
    <meta:document-statistic meta:page-count="3" meta:paragraph-count="10" meta:word-count="779" meta:character-count="5058" meta:row-count="35" meta:non-whitespace-character-count="4289"/>
  </office:meta>
</office:document-meta>
</file>